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6238" officeooo:paragraph-rsid="00086238"/>
    </style:style>
    <style:style style:name="P2" style:family="paragraph" style:parent-style-name="Standard">
      <style:paragraph-properties fo:text-align="start" style:justify-single-word="false"/>
      <style:text-properties officeooo:rsid="00086238" officeooo:paragraph-rsid="00086238"/>
    </style:style>
    <style:style style:name="P3" style:family="paragraph" style:parent-style-name="Standard">
      <style:text-properties officeooo:rsid="00086238" officeooo:paragraph-rsid="000e16bb"/>
    </style:style>
    <style:style style:name="P4" style:family="paragraph" style:parent-style-name="Standard">
      <style:text-properties officeooo:rsid="00086238" officeooo:paragraph-rsid="00100b26"/>
    </style:style>
    <style:style style:name="P5" style:family="paragraph" style:parent-style-name="Standard">
      <style:text-properties fo:font-size="21pt" fo:font-weight="bold" officeooo:rsid="00086238" officeooo:paragraph-rsid="00086238" style:font-size-asian="21pt" style:font-weight-asian="bold" style:font-size-complex="21pt" style:font-weight-complex="bold"/>
    </style:style>
    <style:style style:name="P6" style:family="paragraph" style:parent-style-name="Standard">
      <style:text-properties fo:font-size="21pt" fo:font-weight="bold" officeooo:rsid="00086238" officeooo:paragraph-rsid="00100b26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8pt" fo:font-weight="bold" officeooo:rsid="00086238" officeooo:paragraph-rsid="00086238" style:font-size-asian="28pt" style:font-weight-asian="bold" style:font-size-complex="28pt" style:font-weight-complex="bold"/>
    </style:style>
    <style:style style:name="P8" style:family="paragraph" style:parent-style-name="Standard">
      <style:text-properties fo:font-size="18pt" officeooo:rsid="00086238" officeooo:paragraph-rsid="00086238" style:font-size-asian="18pt" style:font-size-complex="18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8pt" officeooo:rsid="00086238" officeooo:paragraph-rsid="000e16bb" style:font-size-asian="18pt" style:font-size-complex="18pt"/>
    </style:style>
    <style:style style:name="P10" style:family="paragraph" style:parent-style-name="Standard">
      <style:text-properties officeooo:paragraph-rsid="000e16bb"/>
    </style:style>
    <style:style style:name="T1" style:family="text">
      <style:text-properties officeooo:rsid="00086238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86238" style:font-size-asian="18pt" style:font-size-complex="18pt"/>
    </style:style>
    <style:style style:name="T4" style:family="text">
      <style:text-properties fo:font-size="18pt" officeooo:rsid="000ad6a0" style:font-size-asian="18pt" style:font-size-complex="18pt"/>
    </style:style>
    <style:style style:name="T5" style:family="text">
      <style:text-properties fo:font-size="18pt" officeooo:rsid="000e16bb" style:font-size-asian="18pt" style:font-size-complex="18pt"/>
    </style:style>
    <style:style style:name="T6" style:family="text">
      <style:text-properties fo:font-size="18pt" officeooo:rsid="00100b26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font-weight="normal" officeooo:rsid="000e16bb" style:font-size-asian="18pt" style:font-weight-asian="normal" style:font-size-complex="18pt" style:font-weight-complex="normal"/>
    </style:style>
    <style:style style:name="T9" style:family="text">
      <style:text-properties fo:font-size="18pt" fo:font-weight="normal" officeooo:rsid="00100b26" style:font-size-asian="18pt" style:font-weight-asian="normal" style:font-size-complex="18pt" style:font-weight-complex="normal"/>
    </style:style>
    <style:style style:name="T10" style:family="text">
      <style:text-properties fo:font-size="18pt" fo:font-weight="normal" style:font-size-asian="15.75pt" style:font-weight-asian="normal" style:font-size-complex="18pt" style:font-weight-complex="normal"/>
    </style:style>
    <style:style style:name="T11" style:family="text">
      <style:text-properties fo:font-size="18pt" fo:font-weight="normal" officeooo:rsid="00100b26" style:font-size-asian="15.75pt" style:font-weight-asian="normal" style:font-size-complex="18pt" style:font-weight-complex="normal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officeooo:rsid="000e16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tbot Application for using Stack:</text:p>
      <text:p text:style-name="P3"><text:span text:style-name="T12"><text:s text:c="3"/>planning:</text:span></text:p>
      <text:p text:style-name="P10"><text:span text:style-name="T5"><text:s text:c="12"/>1.</text:span><text:span text:style-name="T3"> </text:span><text:span text:style-name="T1"><text:s/></text:span><text:span text:style-name="T3">Core concept-chatbot (getting the details of <text:s/></text:span><text:span text:style-name="T4">gaana </text:span><text:span text:style-name="T3">music app)</text:span></text:p>
      <text:p text:style-name="P10"><text:span text:style-name="T5"><text:s text:c="12"/>2.</text:span><text:span text:style-name="T3"> <text:s text:c="3"/>Time - 1 day</text:span></text:p>
      <text:list xml:id="list761832681" text:style-name="L3">
        <text:list-header>
          <text:p text:style-name="P9"><text:span text:style-name="T13">3.</text:span> <text:s text:c="2"/>Languge – java</text:p>
          <text:p text:style-name="P9"><text:span text:style-name="T13">4.</text:span> <text:s text:c="3"/>Program type -console</text:p>
        </text:list-header>
      </text:list>
      <text:p text:style-name="P2"/>
      <text:p text:style-name="P5"><text:s text:c="3"/>Requirement <text:s/>Analysis:</text:p>
      <text:p text:style-name="P5"><text:s text:c="10"/><text:span text:style-name="T8">1. <text:s text:c="4"/>Search the music app</text:span></text:p>
      <text:p text:style-name="P3"><text:span text:style-name="T7"><text:s text:c="12"/></text:span><text:span text:style-name="T8">2. <text:s text:c="4"/>Select the gaana music app</text:span></text:p>
      <text:p text:style-name="P3"><text:span text:style-name="T8"><text:s text:c="12"/>3.</text:span> <text:s text:c="7"/><text:span text:style-name="T13">V</text:span><text:span text:style-name="T2">iew the songs</text:span></text:p>
      <text:p text:style-name="P3"><text:span text:style-name="T5"><text:s text:c="12"/>4.</text:span><text:span text:style-name="T2"> <text:s text:c="4"/></text:span><text:span text:style-name="T5">G</text:span><text:span text:style-name="T2">et the details of son</text:span></text:p>
      <text:p text:style-name="P3"><text:span text:style-name="T5"><text:s text:c="12"/>5.</text:span><text:span text:style-name="T2"> <text:s text:c="4"/>How many of number of songs in this app</text:span></text:p>
      <text:p text:style-name="P3"><text:span text:style-name="T5"><text:s text:c="12"/>6.</text:span><text:span text:style-name="T2"> <text:s text:c="4"/></text:span><text:span text:style-name="T5">G</text:span><text:span text:style-name="T2">et the lythics of the song</text:span></text:p>
      <text:p text:style-name="P8"/>
      <text:p text:style-name="P1"><text:s text:c="3"/><text:span text:style-name="T12">SongDetails:</text:span></text:p>
      <text:p text:style-name="P6"><text:span text:style-name="T9"><text:s text:c="12"/>1. <text:s text:c="2"/></text:span><text:span text:style-name="T8">Search the music app - </text:span><text:span text:style-name="T9">String</text:span></text:p>
      <text:p text:style-name="P4"><text:span text:style-name="T7"><text:s text:c="12"/></text:span><text:span text:style-name="T8">2. <text:s text:c="2"/>Select the gaana music app -</text:span><text:span text:style-name="T9">String</text:span></text:p>
      <text:p text:style-name="P1"><text:span text:style-name="T10"><text:s text:c="12"/></text:span><text:span text:style-name="T11">3.</text:span><text:span text:style-name="T10"> <text:s text:c="2"/></text:span><text:span text:style-name="T2">view the song -String</text:span></text:p>
      <text:p text:style-name="P1"><text:span text:style-name="T2"><text:s text:c="12"/></text:span><text:span text:style-name="T6">4.</text:span><text:span text:style-name="T2"> <text:s/></text:span><text:span text:style-name="T5">G</text:span><text:span text:style-name="T2">et the details of song -String</text:span></text:p>
      <text:p text:style-name="P1"><text:span text:style-name="T2"><text:s text:c="12"/></text:span><text:span text:style-name="T6">5.</text:span><text:span text:style-name="T2"> <text:s/>How many of number of songs in this app -int</text:span></text:p>
      <text:p text:style-name="P1"><text:span text:style-name="T2"><text:s text:c="12"/></text:span><text:span text:style-name="T6">6. <text:s/></text:span><text:span text:style-name="T5">G</text:span><text:span text:style-name="T2">et the lythics of the song <text:s/>- String</text:span></text:p>
      <text:p text:style-name="P1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1:46:01.787131482</meta:creation-date>
    <dc:date>2023-11-29T16:28:50.666244885</dc:date>
    <meta:editing-duration>PT3H59M3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15" meta:character-count="805" meta:non-whitespace-character-count="481"/>
  </office:meta>
</office:document-meta>
</file>